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517cm" style:rel-column-width="13559*"/>
    </style:style>
    <style:style style:name="Tabelle1.B" style:family="table-column">
      <style:table-column-properties style:column-width="2.247cm" style:rel-column-width="8663*"/>
    </style:style>
    <style:style style:name="Tabelle1.C" style:family="table-column">
      <style:table-column-properties style:column-width="3.046cm" style:rel-column-width="11744*"/>
    </style:style>
    <style:style style:name="Tabelle1.D" style:family="table-column">
      <style:table-column-properties style:column-width="2.642cm" style:rel-column-width="10186*"/>
    </style:style>
    <style:style style:name="Tabelle1.F" style:family="table-column">
      <style:table-column-properties style:column-width="2.499cm" style:rel-column-width="9639*"/>
    </style:style>
    <style:style style:name="Tabelle1.A1" style:family="table-cell">
      <style:table-cell-properties fo:padding="0.097cm" fo:border="0.002cm solid #000000"/>
    </style:style>
    <style:style style:name="Tabelle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style:text-autospace="none"/>
      <style:text-properties style:font-name="Times New Roman1" fo:font-size="10pt" fo:language="zxx" fo:country="none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fo:font-size="11pt" fo:language="zxx" fo:country="none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fo:font-size="11pt" fo:language="zxx" fo:country="none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1" fo:font-size="11pt" fo:language="zxx" fo:country="none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1" fo:font-size="10pt" fo:language="zxx" fo:country="none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[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C"/>
        <table:table-column table:style-name="Tabelle1.F"/>
        <table:table-row>
          <table:table-cell table:style-name="Tabelle1.A1" table:number-columns-spanned="6" office:value-type="string">
            <text:p text:style-name="P2">#FLOG# </text:p>
            <text:p text:style-name="P2">#FROUTE# von #FSTART# bis #FEND#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9">#LDISTANCE#</text:p>
          </table:table-cell>
          <table:table-cell table:style-name="Tabelle1.B2" office:value-type="string">
            <text:p text:style-name="P5">#FDISTANCE#</text:p>
          </table:table-cell>
          <table:table-cell table:style-name="Tabelle1.A2" office:value-type="string">
            <text:p text:style-name="P7">#LWINDDIR# </text:p>
          </table:table-cell>
          <table:table-cell table:style-name="Tabelle1.B2" office:value-type="string">
            <text:p text:style-name="P5">#FWINDDIR#</text:p>
          </table:table-cell>
          <table:table-cell table:style-name="Tabelle1.A2" office:value-type="string">
            <text:p text:style-name="P8">#LWAVE#</text:p>
          </table:table-cell>
          <table:table-cell table:style-name="Tabelle1.F2" office:value-type="string">
            <text:p text:style-name="P5">#FWAVE#</text:p>
          </table:table-cell>
        </table:table-row>
        <table:table-row>
          <table:table-cell table:style-name="Tabelle1.A2" office:value-type="string">
            <text:p text:style-name="P9">#LETMAL#</text:p>
          </table:table-cell>
          <table:table-cell table:style-name="Tabelle1.B2" office:value-type="string">
            <text:p text:style-name="P4">#FETMAL#</text:p>
          </table:table-cell>
          <table:table-cell table:style-name="Tabelle1.A2" office:value-type="string">
            <text:p text:style-name="P7">#LWIND#</text:p>
          </table:table-cell>
          <table:table-cell table:style-name="Tabelle1.B2" office:value-type="string">
            <text:p text:style-name="P5">#FWIND#</text:p>
          </table:table-cell>
          <table:table-cell table:style-name="Tabelle1.A2" office:value-type="string">
            <text:p text:style-name="P8">#LWAVEPEAK#</text:p>
          </table:table-cell>
          <table:table-cell table:style-name="Tabelle1.F2" office:value-type="string">
            <text:p text:style-name="P5">#FWAVEPEAK#</text:p>
          </table:table-cell>
        </table:table-row>
        <table:table-row>
          <table:table-cell table:style-name="Tabelle1.A2" office:value-type="string">
            <text:p text:style-name="P9">#LBESTETMAL#</text:p>
          </table:table-cell>
          <table:table-cell table:style-name="Tabelle1.B2" office:value-type="string">
            <text:p text:style-name="P5">#FBESTETMAL#</text:p>
          </table:table-cell>
          <table:table-cell table:style-name="Tabelle1.A2" office:value-type="string">
            <text:p text:style-name="P7">#LWINDPEAK#</text:p>
          </table:table-cell>
          <table:table-cell table:style-name="Tabelle1.B2" office:value-type="string">
            <text:p text:style-name="P5">#FWINDPEAK#</text:p>
          </table:table-cell>
          <table:table-cell table:style-name="Tabelle1.A2" office:value-type="string">
            <text:p text:style-name="P8"/>
          </table:table-cell>
          <table:table-cell table:style-name="Tabelle1.F2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9"/>
          </table:table-cell>
          <table:table-cell table:style-name="Tabelle1.B2" office:value-type="string">
            <text:p text:style-name="P4"/>
          </table:table-cell>
          <table:table-cell table:style-name="Tabelle1.A2" office:value-type="string">
            <text:p text:style-name="P7"/>
          </table:table-cell>
          <table:table-cell table:style-name="Tabelle1.B2" office:value-type="string">
            <text:p text:style-name="P4"/>
          </table:table-cell>
          <table:table-cell table:style-name="Tabelle1.A2" office:value-type="string">
            <text:p text:style-name="P8"/>
          </table:table-cell>
          <table:table-cell table:style-name="Tabelle1.F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9">#LENGINE#</text:p>
          </table:table-cell>
          <table:table-cell table:style-name="Tabelle1.B2" office:value-type="string">
            <text:p text:style-name="P5">#FENGINE#</text:p>
          </table:table-cell>
          <table:table-cell table:style-name="Tabelle1.A2" office:value-type="string">
            <text:p text:style-name="P7">#LCURRENTDIR#</text:p>
          </table:table-cell>
          <table:table-cell table:style-name="Tabelle1.B2" office:value-type="string">
            <text:p text:style-name="P5">#FCURRENTDIR#</text:p>
          </table:table-cell>
          <table:table-cell table:style-name="Tabelle1.A2" office:value-type="string">
            <text:p text:style-name="P8">#LSWELL#</text:p>
          </table:table-cell>
          <table:table-cell table:style-name="Tabelle1.F2" office:value-type="string">
            <text:p text:style-name="P5">#FSWELL#</text:p>
          </table:table-cell>
        </table:table-row>
        <table:table-row>
          <table:table-cell table:style-name="Tabelle1.A2" office:value-type="string">
            <text:p text:style-name="P6">#LFUEL#</text:p>
          </table:table-cell>
          <table:table-cell table:style-name="Tabelle1.B2" office:value-type="string">
            <text:p text:style-name="P5">#FFUEL#</text:p>
          </table:table-cell>
          <table:table-cell table:style-name="Tabelle1.A2" office:value-type="string">
            <text:p text:style-name="P7">#LCURRENT#</text:p>
          </table:table-cell>
          <table:table-cell table:style-name="Tabelle1.B2" office:value-type="string">
            <text:p text:style-name="P5">#FCURRENT#</text:p>
          </table:table-cell>
          <table:table-cell table:style-name="Tabelle1.A2" office:value-type="string">
            <text:p text:style-name="P8">#LSWELLPEAK#</text:p>
          </table:table-cell>
          <table:table-cell table:style-name="Tabelle1.F2" office:value-type="string">
            <text:p text:style-name="P5">#FSWELLPEAK#</text:p>
          </table:table-cell>
        </table:table-row>
        <table:table-row>
          <table:table-cell table:style-name="Tabelle1.A2" office:value-type="string">
            <text:p text:style-name="P9">#LWATER#</text:p>
          </table:table-cell>
          <table:table-cell table:style-name="Tabelle1.B2" office:value-type="string">
            <text:p text:style-name="P5">#FWATER#</text:p>
          </table:table-cell>
          <table:table-cell table:style-name="Tabelle1.A2" office:value-type="string">
            <text:p text:style-name="P7">#LCURRENTPEAK#</text:p>
          </table:table-cell>
          <table:table-cell table:style-name="Tabelle1.B2" office:value-type="string">
            <text:p text:style-name="P5">#FCURRENTPEAK#</text:p>
          </table:table-cell>
          <table:table-cell table:style-name="Tabelle1.A2" office:value-type="string">
            <text:p text:style-name="P8">#LSAILS#</text:p>
          </table:table-cell>
          <table:table-cell table:style-name="Tabelle1.F2" office:value-type="string">
            <text:p text:style-name="P4">#FSAILS#</text:p>
          </table:table-cell>
        </table:table-row>
      </table:table>
      <text:p text:style-name="P1">]]</text:p>
      <text:p text:style-name="P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18M20S</meta:editing-duration>
    <meta:editing-cycles>29</meta:editing-cycles>
    <meta:generator>OpenOffice.org/3.3$Unix OpenOffice.org_project/330m20$Build-9567</meta:generator>
    <dc:date>2011-12-04T01:02:16</dc:date>
    <dc:creator>Gerhard Mueller</dc:creator>
    <meta:document-statistic meta:table-count="1" meta:image-count="0" meta:object-count="0" meta:page-count="1" meta:paragraph-count="38" meta:word-count="42" meta:character-count="381"/>
    <meta:user-defined meta:name="Info 1"/>
    <meta:user-defined meta:name="Info 2"/>
    <meta:user-defined meta:name="Info 3"/>
    <meta:user-defined meta:name="Info 4"/>
  </office:meta>
</office:document-meta>
</file>